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1.128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3228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634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39in" draw:caption-point-x="-0.2402in" draw:caption-point-y="0.1878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Graphic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CanvasGraphicsRenderer-flow.js:849:1-14: [class: CanvasRenderer]</text:p>
            </office:annotation>
            <text:p>1</text:p>
          </table:table-cell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>
          <table:table-cell table:number-columns-repeated="3"/>
        </table:table-row>
      </table:table>
      <table:table table:name="CanvasRenderer" table:style-name="ta1" table:print="false">
        <table:table-column table:style-name="co5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3" draw:text-style-name="P1" svg:width="1.1413in" svg:height="0.8567in" svg:x="2.2362in" svg:y="0in" draw:caption-point-x="-0.2402in" draw:caption-point-y="0.1697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4" draw:text-style-name="P1" svg:width="1.1413in" svg:height="3.1894in" svg:x="3.1252in" svg:y="0in" draw:caption-point-x="-0.2402in" draw:caption-point-y="0.3358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5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9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0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1" draw:text-style-name="P1" svg:width="1.1413in" svg:height="1.3232in" svg:x="2.9031in" svg:y="0in" draw:caption-point-x="-0.2402in" draw:caption-point-y="0.3252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4858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9" draw:text-style-name="P1" svg:width="1.1413in" svg:height="1.0122in" svg:x="2.9031in" svg:y="0in" draw:caption-point-x="-0.2402in" draw:caption-point-y="0.4858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4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2" draw:text-style-name="P1" svg:width="1.1413in" svg:height="22.4728in" svg:x="2.9031in" svg:y="0.0508in" draw:caption-point-x="-0.2402in" draw:caption-point-y="0.5953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4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9" draw:text-style-name="P1" svg:width="1.1413in" svg:height="1.0122in" svg:x="2.0142in" svg:y="0in" draw:caption-point-x="-0.2402in" draw:caption-point-y="0.1697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3" draw:text-style-name="P1" svg:width="1.1413in" svg:height="2.4118in" svg:x="2.9031in" svg:y="0in" draw:caption-point-x="-0.2402in" draw:caption-point-y="0.1697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0" table:default-cell-style-name="ce2"/>
        <table:table-column table:style-name="co1" table:number-columns-repeated="2" table:default-cell-style-name="ce9"/>
        <table:table-row table:style-name="ro4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3" draw:text-style-name="P1" svg:width="1.1413in" svg:height="5.0555in" svg:x="3.3319in" svg:y="0in" draw:caption-point-x="-0.2402in" draw:caption-point-y="0.1642in">
              <dc:creator>LS</dc:creator>
              <dc:date>2018-11-10T00:00:00</dc:date>
              <text:p text:style-name="P1">Graphics-flow.js:5075:17-71: RenderTexture</text:p>
              <text:p text:style-name="P1">Graphics-flow.js:5075:44-56: [class: RenderTexture]</text:p>
              <text:p text:style-name="P1">Graphics-flow.js:5075:44-71: RenderTexture</text:p>
              <text:p text:style-name="P1">Graphics-flow.js:5351:15-26: RenderTexture</text:p>
              <text:p text:style-name="P1">Graphics-flow.js:5351:30-42: [class: RenderTexture]</text:p>
              <text:p text:style-name="P1">Graphics-flow.js:5351:30-101: RenderTexture</text:p>
              <text:p text:style-name="P1">Graphics-flow.js:5361:37-48: RenderTexture</text:p>
              <text:p text:style-name="P1">Graphics-flow.js:5363:44-55: RenderTexture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8" draw:text-style-name="P1" svg:width="1.1413in" svg:height="0.5457in" svg:x="2.4429in" svg:y="0in" draw:caption-point-x="-0.2402in" draw:caption-point-y="0.335in">
              <dc:creator>LS</dc:creator>
              <dc:date>2018-11-10T00:00:00</dc:date>
              <text:p text:style-name="P1">Graphics-flow.js:5090:43-66: Texture</text:p>
            </office:annotation>
            <text:p>1</text:p>
          </table:table-cell>
          <table:table-cell office:value-type="float" office:value="9">
            <office:annotation draw:style-name="gr17" draw:text-style-name="P1" svg:width="1.1413in" svg:height="4.589in" svg:x="3.3319in" svg:y="0in" draw:caption-point-x="-0.2402in" draw:caption-point-y="0.335in">
              <dc:creator>LS</dc:creator>
              <dc:date>2018-11-10T00:00:00</dc:date>
              <text:p text:style-name="P1">Graphics-flow.js:5087:17-69: Texture</text:p>
              <text:p text:style-name="P1">Graphics-flow.js:5087:44-50: [class: Texture]</text:p>
              <text:p text:style-name="P1">Graphics-flow.js:5087:44-69: Texture</text:p>
              <text:p text:style-name="P1">Graphics-flow.js:5363:15-21: Texture</text:p>
              <text:p text:style-name="P1">Graphics-flow.js:5363:25-31: [class: Texture]</text:p>
              <text:p text:style-name="P1">Graphics-flow.js:5363:25-106: Texture</text:p>
              <text:p text:style-name="P1">Graphics-flow.js:5365:9-15: Texture</text:p>
              <text:p text:style-name="P1">Graphics-flow.js:5366:9-15: Texture</text:p>
              <text:p text:style-name="P1">Graphics-flow.js:5368:16-22: Texture</text:p>
            </office:annotation>
            <text:p>9</text:p>
          </table:table-cell>
        </table:table-row>
        <table:table-row table:style-name="ro4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in" draw:caption-point-x="-0.2402in" draw:caption-point-y="0.5059in">
              <dc:creator>LS</dc:creator>
              <dc:date>2018-11-10T00:00:00</dc:date>
              <text:p text:style-name="P1">Graphics-flow.js:5327:32-35: GraphicsData</text:p>
            </office:annotation>
            <text:p>1</text:p>
          </table:table-cell>
          <table:table-cell office:value-type="float" office:value="4">
            <office:annotation draw:style-name="gr14" draw:text-style-name="P1" svg:width="1.1413in" svg:height="2.5673in" svg:x="3.3319in" svg:y="0in" draw:caption-point-x="-0.2402in" draw:caption-point-y="0.5059in">
              <dc:creator>LS</dc:creator>
              <dc:date>2018-11-10T00:00:00</dc:date>
              <text:p text:style-name="P1">Graphics-flow.js:5317:15-18: GraphicsData</text:p>
              <text:p text:style-name="P1">Graphics-flow.js:5317:22,5325:9: GraphicsData</text:p>
              <text:p text:style-name="P1">Graphics-flow.js:5317:26-37: [class: GraphicsData]</text:p>
              <text:p text:style-name="P1">Graphics-flow.js:5329:13-16: GraphicsData</text:p>
            </office:annotation>
            <text:p>4</text:p>
          </table:table-cell>
        </table:table-row>
        <table:table-row table:style-name="ro4">
          <table:table-cell office:value-type="string">
            <text:p>Sprite</text:p>
          </table:table-cell>
          <table:table-cell office:value-type="float" office:value="1">
            <office:annotation draw:style-name="gr8" draw:text-style-name="P1" svg:width="1.1413in" svg:height="0.5457in" svg:x="2.4429in" svg:y="0.0717in" draw:caption-point-x="-0.2402in" draw:caption-point-y="0.5949in">
              <dc:creator>LS</dc:creator>
              <dc:date>2018-11-10T00:00:00</dc:date>
              <text:p text:style-name="P1">Graphics-flow.js:5090:13-67: Sprite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0717in" draw:caption-point-x="-0.2402in" draw:caption-point-y="0.5949in">
              <dc:creator>LS</dc:creator>
              <dc:date>2018-11-10T00:00:00</dc:date>
              <text:p text:style-name="P1">Graphics-flow.js:5090:32-67: Sprite</text:p>
              <text:p text:style-name="P1">Graphics-flow.js:5090:36-41: [class: Sprite]</text:p>
              <text:p text:style-name="P1">Graphics-flow.js:5094:13-28: Sprite</text:p>
              <text:p text:style-name="P1">Graphics-flow.js:5110:9-24: Sprite</text:p>
              <text:p text:style-name="P1">Graphics-flow.js:5111:9-24: Sprite</text:p>
              <text:p text:style-name="P1">Graphics-flow.js:5116:9-24: Sprite</text:p>
              <text:p text:style-name="P1">Graphics-flow.js:5118:9-24: Sprite</text:p>
            </office:annotation>
            <text:p>7</text:p>
          </table:table-cell>
        </table:table-row>
        <table:table-row table:style-name="ro4">
          <table:table-cell office:value-type="string">
            <text:p>Matrix</text:p>
          </table:table-cell>
          <table:table-cell/>
          <table:table-cell office:value-type="float" office:value="6">
            <office:annotation draw:style-name="gr18" draw:text-style-name="P1" svg:width="1.1413in" svg:height="3.0339in" svg:x="3.3319in" svg:y="0.2323in" draw:caption-point-x="-0.2402in" draw:caption-point-y="0.5949in">
              <dc:creator>LS</dc:creator>
              <dc:date>2018-11-10T00:00:00</dc:date>
              <text:p text:style-name="P1">Graphics-flow.js:4344:7-16: Matrix</text:p>
              <text:p text:style-name="P1">Graphics-flow.js:4344:20-31: Matrix</text:p>
              <text:p text:style-name="P1">Graphics-flow.js:4344:24-29: [class: Matrix]</text:p>
              <text:p text:style-name="P1">Graphics-flow.js:5358:9-18: Matrix</text:p>
              <text:p text:style-name="P1">Graphics-flow.js:5359:9-18: Matrix</text:p>
              <text:p text:style-name="P1">Graphics-flow.js:5361:58-67: Matrix</text:p>
            </office:annotation>
            <text:p>6</text:p>
          </table:table-cell>
        </table:table-row>
        <table:table-row table:style-name="ro4">
          <table:table-cell office:value-type="string">
            <text:p>Point</text:p>
          </table:table-cell>
          <table:table-cell/>
          <table:table-cell office:value-type="float" office:value="5">
            <office:annotation draw:style-name="gr13" draw:text-style-name="P1" svg:width="1.1413in" svg:height="2.4118in" svg:x="3.3319in" svg:y="0.3925in" draw:caption-point-x="-0.2402in" draw:caption-point-y="0.5949in">
              <dc:creator>LS</dc:creator>
              <dc:date>2018-11-10T00:00:00</dc:date>
              <text:p text:style-name="P1">Graphics-flow.js:4345:19-29: Point</text:p>
              <text:p text:style-name="P1">Graphics-flow.js:4345:23-27: [class: Point]</text:p>
              <text:p text:style-name="P1">Graphics-flow.js:5169:49-57: Point</text:p>
              <text:p text:style-name="P1">Graphics-flow.js:5185:41-49: Point</text:p>
              <text:p text:style-name="P1">Graphics-flow.js:5185:54-62: Point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5" draw:text-style-name="P1" svg:width="1.1413in" svg:height="3.3449in" svg:x="3.3319in" svg:y="0.5531in" draw:caption-point-x="-0.2402in" draw:caption-point-y="0.5949in">
              <dc:creator>LS</dc:creator>
              <dc:date>2018-11-10T00:00:00</dc:date>
              <text:p text:style-name="P1">Graphics-flow.js:4908:24-57: Rectangle</text:p>
              <text:p text:style-name="P1">Graphics-flow.js:4908:28-36: [class: Rectangle]</text:p>
              <text:p text:style-name="P1">Graphics-flow.js:5304:15-19: Circle | Ellipse | Polygon | Rectangle | RoundedRectangle</text:p>
              <text:p text:style-name="P1">Graphics-flow.js:5324:13-17: Circle | Ellipse | Polygon | Rectangle | RoundedRectangle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25" draw:text-style-name="P1" svg:width="1.1413in" svg:height="3.8114in" svg:x="3.3319in" svg:y="0.724in" draw:caption-point-x="-0.2402in" draw:caption-point-y="0.5949in">
              <dc:creator>LS</dc:creator>
              <dc:date>2018-11-10T00:00:00</dc:date>
              <text:p text:style-name="P1">Graphics-flow.js:4924:24-72: RoundedRectangle</text:p>
              <text:p text:style-name="P1">Graphics-flow.js:4924:28-43: [class: RoundedRectangle]</text:p>
              <text:p text:style-name="P1">Graphics-flow.js:5304:15-19: Circle | Ellipse | Polygon | Rectangle | RoundedRectangle</text:p>
              <text:p text:style-name="P1">Graphics-flow.js:5324:13-17: Circle | Ellipse | Polygon | Rectangle | RoundedRectangle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6" draw:text-style-name="P1" svg:width="1.1413in" svg:height="3.3449in" svg:x="3.3319in" svg:y="0.8949in" draw:caption-point-x="-0.2402in" draw:caption-point-y="0.5949in">
              <dc:creator>LS</dc:creator>
              <dc:date>2018-11-10T00:00:00</dc:date>
              <text:p text:style-name="P1">Graphics-flow.js:4955:24-55: Ellipse</text:p>
              <text:p text:style-name="P1">Graphics-flow.js:4955:28-34: [class: Ellipse]</text:p>
              <text:p text:style-name="P1">Graphics-flow.js:5304:15-19: Circle | Ellipse | Polygon | Rectangle | RoundedRectangle</text:p>
              <text:p text:style-name="P1">Graphics-flow.js:5324:13-17: Circle | Ellipse | Polygon | Rectangle | RoundedRectangle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7" draw:text-style-name="P1" svg:width="1.1413in" svg:height="10.3429in" svg:x="3.3319in" svg:y="1.0657in" draw:caption-point-x="-0.2402in" draw:caption-point-y="0.5949in">
              <dc:creator>LS</dc:creator>
              <dc:date>2018-11-10T00:00:00</dc:date>
              <text:p text:style-name="P1">Graphics-flow.js:4564:23-27: Polygon</text:p>
              <text:p text:style-name="P1">Graphics-flow.js:4564:31-82: Polygon</text:p>
              <text:p text:style-name="P1">Graphics-flow.js:4564:35-41: [class: Polygon]</text:p>
              <text:p text:style-name="P1">Graphics-flow.js:4566:17-21: Polygon</text:p>
              <text:p text:style-name="P1">Graphics-flow.js:4568:32-36: Polygon</text:p>
              <text:p text:style-name="P1">Graphics-flow.js:4591:15-19: Polygon</text:p>
              <text:p text:style-name="P1">Graphics-flow.js:4591:23-41: Polygon</text:p>
              <text:p text:style-name="P1">Graphics-flow.js:4591:27-33: [class: Polygon]</text:p>
              <text:p text:style-name="P1">Graphics-flow.js:4593:9-13: Polygon</text:p>
              <text:p text:style-name="P1">Graphics-flow.js:4594:24-28: Polygon</text:p>
              <text:p text:style-name="P1">Graphics-flow.js:4974:31-37: [class: Polygon]</text:p>
              <text:p text:style-name="P1">Graphics-flow.js:4992:15-19: Polygon</text:p>
              <text:p text:style-name="P1">Graphics-flow.js:4992:23-41: Polygon</text:p>
              <text:p text:style-name="P1">Graphics-flow.js:4992:27-33: [class: Polygon]</text:p>
              <text:p text:style-name="P1">Graphics-flow.js:4994:9-13: Polygon</text:p>
              <text:p text:style-name="P1">Graphics-flow.js:4996:24-28: Polygon</text:p>
              <text:p text:style-name="P1">Graphics-flow.js:5304:15-19: Circle | Ellipse | Polygon | Rectangle | RoundedRectangle</text:p>
              <text:p text:style-name="P1">Graphics-flow.js:5324:13-17: Circle | Ellipse | Polygon | Rectangle | RoundedRectangle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4" draw:text-style-name="P1" svg:width="1.1413in" svg:height="3.1894in" svg:x="3.3319in" svg:y="1.2366in" draw:caption-point-x="-0.2402in" draw:caption-point-y="0.5949in">
              <dc:creator>LS</dc:creator>
              <dc:date>2018-11-10T00:00:00</dc:date>
              <text:p text:style-name="P1">Graphics-flow.js:4939:24-47: Circle</text:p>
              <text:p text:style-name="P1">Graphics-flow.js:4939:28-33: [class: Circle]</text:p>
              <text:p text:style-name="P1">Graphics-flow.js:5304:15-19: Circle | Ellipse | Polygon | Rectangle | RoundedRectangle</text:p>
              <text:p text:style-name="P1">Graphics-flow.js:5324:13-17: Circle | Ellipse | Polygon | Rectangle | RoundedRectangle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8" draw:text-style-name="P1" svg:width="1.1413in" svg:height="0.5457in" svg:x="2.4429in" svg:y="1.4075in" draw:caption-point-x="-0.2402in" draw:caption-point-y="0.5949in">
              <dc:creator>LS</dc:creator>
              <dc:date>2018-11-10T00:00:00</dc:date>
              <text:p text:style-name="P1">Graphics-flow.js:4456:9-40: Bounds</text:p>
            </office:annotation>
            <text:p>1</text:p>
          </table:table-cell>
          <table:table-cell office:value-type="float" office:value="2">
            <office:annotation draw:style-name="gr5" draw:text-style-name="P1" svg:width="1.1413in" svg:height="1.1677in" svg:x="3.3319in" svg:y="1.4075in" draw:caption-point-x="-0.2402in" draw:caption-point-y="0.5949in">
              <dc:creator>LS</dc:creator>
              <dc:date>2018-11-10T00:00:00</dc:date>
              <text:p text:style-name="P1">Graphics-flow.js:4456:29-40: Bounds</text:p>
              <text:p text:style-name="P1">Graphics-flow.js:4456:33-38: [class: Bounds]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8" draw:text-style-name="P1" svg:width="1.1413in" svg:height="5.211in" svg:x="3.3319in" svg:y="1.5787in" draw:caption-point-x="-0.2402in" draw:caption-point-y="0.5949in">
              <dc:creator>LS</dc:creator>
              <dc:date>2018-11-10T00:00:00</dc:date>
              <text:p text:style-name="P1">Graphics-flow.js:4343:5-18: CanvasRenderer</text:p>
              <text:p text:style-name="P1">Graphics-flow.js:5130:19-26: CanvasRenderer</text:p>
              <text:p text:style-name="P1">Graphics-flow.js:5137:9-16: CanvasRenderer</text:p>
              <text:p text:style-name="P1">Graphics-flow.js:5353:14-27: CanvasRenderer</text:p>
              <text:p text:style-name="P1">Graphics-flow.js:5355:13-49: CanvasRenderer</text:p>
              <text:p text:style-name="P1">Graphics-flow.js:5355:30-49: CanvasRenderer</text:p>
              <text:p text:style-name="P1">Graphics-flow.js:5355:34-47: [class: CanvasRenderer]</text:p>
              <text:p text:style-name="P1">Graphics-flow.js:5361:9-22: CanvasRenderer</text:p>
            </office:annotation>
            <text:p>8</text:p>
          </table:table-cell>
        </table:table-row>
        <table:table-row table:style-name="ro4">
          <table:table-cell table:style-name="ce3" office:value-type="string">
            <text:p>Container</text:p>
          </table:table-cell>
          <table:table-cell table:number-columns-repeated="2"/>
        </table:table-row>
        <table:table-row table:style-name="ro4">
          <table:table-cell table:style-name="ce3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4">
          <table:table-cell table:style-name="ce1"/>
          <table:table-cell table:style-name="Default" table:number-columns-repeated="2"/>
        </table:table-row>
        <table:table-row table:style-name="ro4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4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4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4">
          <table:table-cell table:style-name="ce1"/>
          <table:table-cell table:style-name="Default" table:number-columns-repeated="2"/>
        </table:table-row>
        <table:table-row table:style-name="ro4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4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4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4" draw:text-style-name="P1" svg:width="1.1413in" svg:height="1.9453in" svg:x="3.711in" svg:y="0in" draw:caption-point-x="-0.2402in" draw:caption-point-y="0.1697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7">
          <table:table-cell table:style-name="Default"/>
          <table:table-cell table:number-columns-repeated="2"/>
        </table:table-row>
        <table:table-row table:style-name="ro5" table:number-rows-repeated="104854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MaskManager" table:style-name="ta1" table:print="false">
        <table:table-column table:style-name="co7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15" draw:text-style-name="P1" svg:width="1.1413in" svg:height="7.3882in" svg:x="3.1378in" svg:y="0.0134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16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7">
          <table:table-cell table:style-name="Default"/>
          <table:table-cell table:number-columns-repeated="2"/>
        </table:table-row>
        <table:table-row table:style-name="ro5" table:number-rows-repeated="104854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Qu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665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2.9031in" svg:y="0in" draw:caption-point-x="-0.2402in" draw:caption-point-y="0.1665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6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9" draw:text-style-name="P1" svg:width="1.1413in" svg:height="1.0122in" svg:x="2.0142in" svg:y="0in" draw:caption-point-x="-0.2402in" draw:caption-point-y="0.3272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2.9031in" svg:y="0in" draw:caption-point-x="-0.2402in" draw:caption-point-y="0.3272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7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874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17" draw:text-style-name="P1" svg:width="1.1413in" svg:height="2.1008in" svg:x="2.9031in" svg:y="0in" draw:caption-point-x="-0.2402in" draw:caption-point-y="0.1874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7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7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7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7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7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7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7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7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7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7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7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7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8" draw:text-style-name="P1" svg:width="1.1413in" svg:height="3.0339in" svg:x="2.9031in" svg:y="0.0244in" draw:caption-point-x="-0.2402in" draw:caption-point-y="0.1453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9" draw:text-style-name="P1" svg:width="1.1413in" svg:height="1.0122in" svg:x="2.0142in" svg:y="0in" draw:caption-point-x="-0.2402in" draw:caption-point-y="0.3303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9" draw:text-style-name="P1" svg:width="1.1413in" svg:height="1.6343in" svg:x="2.9031in" svg:y="0in" draw:caption-point-x="-0.2402in" draw:caption-point-y="0.3303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5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4" draw:text-style-name="P1" svg:width="1.1413in" svg:height="3.1894in" svg:x="2.9031in" svg:y="0in" draw:caption-point-x="-0.2402in" draw:caption-point-y="0.4965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5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0142in" svg:y="0.0661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8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office:display="true" draw:style-name="gr2" draw:text-style-name="P1" svg:width="1.1413in" svg:height="4.9in" svg:x="2.9846in" svg:y="0in" draw:caption-point-x="-0.2402in" draw:caption-point-y="0.1665in">
              <dc:creator>LS</dc:creator>
              <dc:date>2018-11-06T00:00:00</dc:date>
              <text:p text:style-name="P1">TextureManager-flow.js:405:23-34: RenderTarget</text:p>
              <text:p text:style-name="P1">TextureManager-flow.js:405:38,411:17: RenderTarget</text:p>
              <text:p text:style-name="P1">TextureManager-flow.js:405:42-53: [class: RenderTarget]</text:p>
              <text:p text:style-name="P1">TextureManager-flow.js:413:17-28: RenderTarget</text:p>
              <text:p text:style-name="P1">TextureManager-flow.js:414:17-82: RenderTarget</text:p>
              <text:p text:style-name="P1">TextureManager-flow.js:414:71-82: RenderTarget</text:p>
              <text:p text:style-name="P1">TextureManager-flow.js:415:29-40: RenderTarget</text:p>
              <text:p text:style-name="P1"/>
              <text:p text:style-name="P1"/>
            </office:annotation>
            <text:p>7</text:p>
          </table:table-cell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20" draw:text-style-name="P1" svg:width="1.1413in" svg:height="1.4787in" svg:x="2.2811in" svg:y="0in" draw:caption-point-x="-0.2402in" draw:caption-point-y="0.1697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21" draw:text-style-name="P1" svg:width="1.1413in" svg:height="2.8783in" svg:x="3.711in" svg:y="0in" draw:caption-point-x="-0.2402in" draw:caption-point-y="0.1697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in" draw:caption-point-x="-0.2402in" draw:caption-point-y="0.3303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20" draw:text-style-name="P1" svg:width="1.1413in" svg:height="1.4787in" svg:x="3.711in" svg:y="0in" draw:caption-point-x="-0.2402in" draw:caption-point-y="0.3303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5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9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14" draw:text-style-name="P1" svg:width="1.1413in" svg:height="1.9453in" svg:x="2.2811in" svg:y="0.0039in" draw:caption-point-x="-0.2402in" draw:caption-point-y="0.1878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22" draw:text-style-name="P1" svg:width="1.1413in" svg:height="5.6776in" svg:x="3.711in" svg:y="0.0039in" draw:caption-point-x="-0.2402in" draw:caption-point-y="0.1878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9" table:default-cell-style-name="ce11"/>
        <table:table-column table:style-name="co1" table:number-columns-repeated="2" table:default-cell-style-name="Default"/>
        <table:table-row table:style-name="ro5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" office:value-type="float" office:value="0">
            <text:p>#NOME?</text:p>
          </table:table-cell>
        </table:table-row>
        <table:table-row table:style-name="ro5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4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7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10T17:47:30</dc:date>
    <dc:creator>Leonardo Silva</dc:creator>
    <meta:editing-duration>P2DT5H48M41S</meta:editing-duration>
    <meta:editing-cycles>134</meta:editing-cycles>
    <meta:generator>OpenOffice/4.1.5$Unix OpenOffice.org_project/415m1$Build-9789</meta:generator>
    <meta:document-statistic meta:table-count="34" meta:cell-count="480" meta:object-count="0"/>
  </office:meta>
</office:document-meta>
</file>